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3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Text_20_body_20__28_user_29_">
      <style:paragraph-properties fo:text-align="justify" style:justify-single-word="false"/>
      <style:text-properties style:font-name="Arial" fo:font-size="8pt" fo:font-weight="bold" fo:background-color="#ffff00" style:font-size-asian="8pt" style:font-weight-asian="bold" style:font-size-complex="8pt" style:font-weight-complex="bold"/>
    </style:style>
    <style:style style:name="P6" style:family="paragraph" style:parent-style-name="Text_20_body_20__28_user_29_">
      <style:paragraph-properties fo:text-align="justify" style:justify-single-word="false"/>
      <style:text-properties fo:color="#000000" loext:opacity="100%" style:font-name="Arial1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7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officeooo:paragraph-rsid="00341f21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8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officeooo:paragraph-rsid="0056e039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9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officeooo:rsid="00436bd5" officeooo:paragraph-rsid="0040657b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0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officeooo:rsid="00436bd5" officeooo:paragraph-rsid="00529cd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1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officeooo:rsid="00436bd5" officeooo:paragraph-rsid="005d1825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2" style:family="paragraph" style:parent-style-name="Standard_20__28_user_29_">
      <style:paragraph-properties fo:margin-top="0cm" fo:margin-bottom="0.212cm" style:contextual-spacing="false" fo:text-align="center" style:justify-single-word="false"/>
      <style:text-properties fo:color="#000000" loext:opacity="100%" style:font-name="Arial1" fo:font-size="10pt" fo:letter-spacing="-0.004cm" fo:font-weight="bold" officeooo:rsid="0040657b" officeooo:paragraph-rsid="00480590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3" style:family="paragraph" style:parent-style-name="Standard_20__28_user_29_">
      <style:paragraph-properties fo:margin-top="0cm" fo:margin-bottom="0.212cm" style:contextual-spacing="false" fo:text-align="center" style:justify-single-word="false"/>
      <style:text-properties fo:color="#000000" loext:opacity="100%" style:font-name="Arial1" fo:font-size="10pt" fo:letter-spacing="-0.004cm" fo:font-weight="bold" officeooo:rsid="0040657b" officeooo:paragraph-rsid="0046bd1b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4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fo:font-weight="normal" officeooo:rsid="0076e0a6" officeooo:paragraph-rsid="005d1825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P15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style:font-name="Arial1" fo:font-size="10pt" officeooo:paragraph-rsid="00529cd0" style:font-size-asian="10pt" style:font-size-complex="10pt"/>
    </style:style>
    <style:style style:name="P16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paragraph-rsid="002fd5bc"/>
    </style:style>
    <style:style style:name="P17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paragraph-rsid="005c14bb"/>
    </style:style>
    <style:style style:name="P18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paragraph-rsid="005d1825"/>
    </style:style>
    <style:style style:name="P19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2a6099" loext:opacity="100%" style:font-name="Arial1" fo:font-size="10pt" fo:font-weight="bold" officeooo:rsid="0058d62d" officeooo:paragraph-rsid="0058d62d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20" style:family="paragraph" style:parent-style-name="Text_20_body">
      <style:paragraph-properties fo:margin-top="0cm" fo:margin-bottom="0.212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fo:language="es" fo:country="ES" officeooo:paragraph-rsid="00553dc1" fo:background-color="transparent" style:font-size-asian="10pt" style:font-size-complex="10pt"/>
    </style:style>
    <style:style style:name="P22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8pt" officeooo:rsid="00006a50" officeooo:paragraph-rsid="00553dc1" style:letter-kerning="true" style:font-name-asian="SimSun" style:font-size-asian="8pt" style:language-asian="zh" style:country-asian="CN" style:font-name-complex="Arial4" style:font-size-complex="8pt" style:language-complex="hi" style:country-complex="IN" style:font-weight-complex="bold"/>
    </style:style>
    <style:style style:name="P23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1" fo:font-size="10pt" officeooo:paragraph-rsid="00553dc1" style:font-size-asian="10pt" style:font-name-complex="Arial4" style:font-size-complex="10pt"/>
    </style:style>
    <style:style style:name="P24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fo:font-weight="normal" officeooo:rsid="005204af" officeooo:paragraph-rsid="005d1825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fo:font-weight="normal" officeooo:rsid="00761967" officeooo:paragraph-rsid="005d1825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fo:font-weight="normal" officeooo:rsid="005bd8b9" officeooo:paragraph-rsid="005d1825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P27" style:family="paragraph" style:parent-style-name="Text_20_body_20__28_user_29_" style:master-page-name="Standard">
      <style:paragraph-properties fo:text-align="center" style:justify-single-word="false" style:page-number="auto"/>
      <style:text-properties style:font-name="Arial" fo:font-size="13pt" fo:font-style="italic" fo:font-weight="bold" officeooo:paragraph-rsid="00480590" style:font-size-asian="13pt" style:font-style-asian="italic" style:font-weight-asian="bold" style:font-size-complex="13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officeooo:rsid="00436bd5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2" style:family="text">
      <style:text-properties fo:color="#000000" loext:opacity="100%" officeooo:rsid="00513660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3" style:family="text">
      <style:text-properties fo:color="#000000" loext:opacity="100%" officeooo:rsid="004b6b4f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4" style:family="text">
      <style:text-properties fo:color="#000000" loext:opacity="100%" officeooo:rsid="0056e039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5" style:family="text">
      <style:text-properties fo:color="#000000" loext:opacity="100%" fo:font-weight="bold" officeooo:rsid="00436bd5" style:letter-kerning="true" style:font-name-asian="SimSun" style:language-asian="zh" style:country-asian="CN" style:font-weight-asian="bold" style:font-name-complex="Arial4" style:language-complex="hi" style:country-complex="IN" style:font-weight-complex="bold"/>
    </style:style>
    <style:style style:name="T6" style:family="text">
      <style:text-properties fo:color="#000000" loext:opacity="100%" style:font-name="Arial1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7" style:family="text">
      <style:text-properties fo:color="#000000" loext:opacity="100%" style:font-name="Arial1" fo:font-size="10pt" officeooo:rsid="0056e039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8" style:family="text">
      <style:text-properties fo:color="#000000" loext:opacity="100%" style:font-name="Arial1" fo:font-size="10pt" officeooo:rsid="0058d62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9" style:family="text">
      <style:text-properties fo:color="#000000" loext:opacity="100%" style:font-name="Arial1" fo:font-size="10pt" officeooo:rsid="00529cd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0" style:family="text">
      <style:text-properties fo:color="#000000" loext:opacity="100%" style:font-name="Arial1" fo:font-size="10pt" officeooo:rsid="005c14bb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1" style:family="text">
      <style:text-properties fo:color="#000000" loext:opacity="100%" style:font-name="Arial1" fo:font-size="10pt" officeooo:rsid="005bd8b9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2" style:family="text">
      <style:text-properties fo:color="#000000" loext:opacity="100%" style:font-name="Arial1" fo:font-size="10pt" officeooo:rsid="0060cfb9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3" style:family="text">
      <style:text-properties fo:color="#000000" loext:opacity="100%" style:font-name="Arial1" fo:font-size="10pt" officeooo:rsid="005d1825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4" style:family="text">
      <style:text-properties officeooo:rsid="00480590"/>
    </style:style>
    <style:style style:name="T15" style:family="text">
      <style:text-properties fo:color="#2a6099" loext:opacity="100%" fo:font-weight="bold" style:font-weight-asian="bold" style:font-weight-complex="bold"/>
    </style:style>
    <style:style style:name="T16" style:family="text">
      <style:text-properties fo:color="#2a6099" loext:opacity="100%" fo:font-weight="bold" officeooo:rsid="0064daf0" style:font-weight-asian="bold" style:font-weight-complex="bold"/>
    </style:style>
    <style:style style:name="T17" style:family="text">
      <style:text-properties fo:color="#2a6099" loext:opacity="100%" fo:font-weight="bold" officeooo:rsid="0076d3f4" style:font-weight-asian="bold" style:font-weight-complex="bold"/>
    </style:style>
    <style:style style:name="T18" style:family="text">
      <style:text-properties fo:color="#2a6099" loext:opacity="100%" fo:font-weight="bold" officeooo:rsid="00658e34" style:font-weight-asian="bold" style:font-weight-complex="bold"/>
    </style:style>
    <style:style style:name="T19" style:family="text">
      <style:text-properties fo:color="#2a6099" loext:opacity="100%" style:font-name="Arial1" fo:font-size="10pt" fo:font-weight="bold" officeooo:rsid="005c14bb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20" style:family="text">
      <style:text-properties fo:color="#2a6099" loext:opacity="100%" style:font-name="Arial1" fo:font-size="10pt" fo:font-weight="bold" officeooo:rsid="005bd8b9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21" style:family="text">
      <style:text-properties fo:color="#2a6099" loext:opacity="100%" style:font-name="Arial1" fo:font-size="10pt" fo:font-weight="bold" officeooo:rsid="006263db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22" style:family="text">
      <style:text-properties fo:color="#2a6099" loext:opacity="100%" style:font-name="Arial1" fo:font-size="10pt" fo:font-weight="bold" officeooo:rsid="0060cfb9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23" style:family="text">
      <style:text-properties officeooo:rsid="00513660"/>
    </style:style>
    <style:style style:name="T24" style:family="text">
      <style:text-properties officeooo:rsid="003ef7b0" style:letter-kerning="true" style:font-name-asian="SimSun" style:language-asian="zh" style:country-asian="CN" style:font-name-complex="Lucida Sans" style:language-complex="hi" style:country-complex="IN"/>
    </style:style>
    <style:style style:name="T25" style:family="text">
      <style:text-properties officeooo:rsid="00480590" style:letter-kerning="true" style:font-name-asian="SimSun" style:language-asian="zh" style:country-asian="CN" style:font-name-complex="Lucida Sans" style:language-complex="hi" style:country-complex="IN"/>
    </style:style>
    <style:style style:name="T26" style:family="text">
      <style:text-properties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27" style:family="text">
      <style:text-properties officeooo:rsid="00529cd0"/>
    </style:style>
    <style:style style:name="T28" style:family="text">
      <style:text-properties fo:font-weight="bold" style:font-weight-asian="bold"/>
    </style:style>
    <style:style style:name="T29" style:family="text">
      <style:text-properties style:font-name="Arial3" fo:font-size="10pt" fo:letter-spacing="-0.004cm" fo:language="es" fo:country="ES" fo:font-style="normal" style:text-underline-style="none" fo:font-weight="normal" officeooo:rsid="00040fc1" fo:background-color="transparent" loext:char-shading-value="0" style:font-size-asian="10pt" style:font-weight-asian="normal" style:font-name-complex="Arial1" style:font-size-complex="10pt" style:font-weight-complex="normal"/>
    </style:style>
    <style:style style:name="T30" style:family="text">
      <style:text-properties style:font-name="Arial3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1" style:font-weight-complex="bold"/>
    </style:style>
    <style:style style:name="T31" style:family="text">
      <style:text-properties style:font-name="Arial3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32" style:family="text">
      <style:text-properties style:font-name="Arial2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1" style:font-weight-complex="bold"/>
    </style:style>
    <style:style style:name="T33" style:family="text">
      <style:text-properties fo:language="es" fo:country="ES" fo:font-weight="bold" officeooo:rsid="00149f96" style:font-weight-asian="bold" style:font-weight-complex="bold"/>
    </style:style>
    <style:style style:name="T34" style:family="text">
      <style:text-properties officeooo:rsid="0056e039"/>
    </style:style>
    <style:style style:name="T35" style:family="text">
      <style:text-properties officeooo:rsid="004c785d"/>
    </style:style>
    <style:style style:name="T36" style:family="text">
      <style:text-properties officeooo:rsid="0058d62d"/>
    </style:style>
    <style:style style:name="T37" style:family="text">
      <style:text-properties fo:font-weight="normal" officeooo:rsid="0076e0a6" style:font-weight-asian="normal" style:font-weight-complex="normal"/>
    </style:style>
    <style:style style:name="T38" style:family="text">
      <style:text-properties fo:font-weight="normal" officeooo:rsid="005204af" style:font-weight-asian="normal" style:font-weight-complex="normal"/>
    </style:style>
    <style:style style:name="T39" style:family="text">
      <style:text-properties fo:font-weight="normal" officeooo:rsid="002dd8cb" style:font-weight-asian="normal" style:font-weight-complex="normal"/>
    </style:style>
    <style:style style:name="T40" style:family="text">
      <style:text-properties officeooo:rsid="005e50a7"/>
    </style:style>
    <style:style style:name="T41" style:family="text">
      <style:text-properties officeooo:rsid="0063c7a1"/>
    </style:style>
    <style:style style:name="T42" style:family="text">
      <style:text-properties style:font-name="Arial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43" style:family="text">
      <style:text-properties style:font-name="Arial" officeooo:rsid="0063c7a1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44" style:family="text">
      <style:text-properties style:font-name="Arial" officeooo:rsid="004f21df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45" style:family="text">
      <style:text-properties style:font-name="Arial" officeooo:rsid="0047e721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46" style:family="text">
      <style:text-properties officeooo:rsid="005d1825"/>
    </style:style>
    <style:style style:name="T47" style:family="text">
      <style:text-properties fo:color="#000000" loext:opacity="100%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24">A</text:span><text:span text:style-name="T25">CUERDO PLENO APROBACIÓN INICIAL</text:span></text:p>
      <text:p text:style-name="P5"/>
      <text:p text:style-name="P20">Número de expediente: $$V_NUMEXP$$ </text:p>
      <text:p text:style-name="P20">Nombre del expediente: $$V_TITULOEXP$$</text:p>
      <text:p text:style-name="P20">Fecha: $$DIA_SISTEMA$$ <text:span text:style-name="T27">de </text:span>$$MES_SISTEMA$$ <text:span text:style-name="T27">de </text:span>$$EJERCICIO_SISTEMA$$</text:p>
      <text:p text:style-name="P6"/>
      <text:p text:style-name="P7">Visto que el Plan Anual Normativo aprobado por <text:span text:style-name="T34">a</text:span>cuerdo de <text:span text:style-name="T34">P</text:span>leno de $$F_ACUERDO_PLENO$$ para el ejercicio $$EJERCICIO_PAN$$ y publicado en el <text:span text:style-name="T34">p</text:span>ortal de <text:span text:style-name="T34">t</text:span>ransparencia, contiene la previsión de aprobación de la <text:span text:style-name="T34">o</text:span>rdenanza $$MUNICIPAL$$ <text:span text:style-name="T34">g</text:span><text:span text:style-name="T23">eneral</text:span> de <text:span text:style-name="T34">s</text:span>ubvenciones en este ejercicio. </text:p>
      <text:p text:style-name="P8">Vista la necesidad de regular un procedimiento de aprobación, concesión y justificación de las subvenciones y ayudas, al objeto de establecer unas bases comunes por las que se rijan todas las subvenciones y aportaciones dinerarias sin contraprestación que concede $$ESTE_ART$$ $$TRATAMIENTO_AYTO$$ <text:span text:style-name="T35">$$AYUNTAMIENTO$$</text:span>.</text:p>
      <text:p text:style-name="P18"><text:span text:style-name="T20">[En caso de </text:span><text:span text:style-name="T21">que se haya realizado trámite de</text:span><text:span text:style-name="T20"> consulta pública]</text:span><text:span text:style-name="T11">Finalizado el trámite </text:span><text:span text:style-name="T13">previo </text:span><text:span text:style-name="T11">de </text:span><text:span text:style-name="T12">consulta</text:span><text:span text:style-name="T11"> pública relativo</text:span><text:span text:style-name="T6"> a la aprobación de la ordenanza general de subvenciones $$DEL_AYTO$$ $$TRATAMIENTO_AYTO$$ $$NOMBRE_AYTO$$, </text:span></text:p>
      <text:p text:style-name="P18"><text:span text:style-name="T20">[En caso de </text:span><text:span text:style-name="T21">que se haya realizado trámite</text:span><text:span text:style-name="T20"> de </text:span><text:span text:style-name="T22">información</text:span><text:span text:style-name="T20"> pública]</text:span><text:span text:style-name="T11">Finalizado el trámite </text:span><text:span text:style-name="T13">previo </text:span><text:span text:style-name="T11">de información pública relativo</text:span><text:span text:style-name="T6"> a la aprobación de la ordenanza general de subvenciones $$DEL_AYTO$$ $$TRATAMIENTO_AYTO$$ $$NOMBRE_AYTO$$, </text:span></text:p>
      <text:p text:style-name="P24"><text:span text:style-name="T16">[En caso de </text:span><text:span text:style-name="T17">que se haya recabado</text:span><text:span text:style-name="T18"> directamente la opinión de las organizaciones o asociaciones reconocidas por Ley que agrupen o representen a las personas cuyos derechos o intereses legítimos se vieren afectados por la norma y cuyos fines guarden relación directa con su objeto</text:span><text:span text:style-name="T16">]</text:span><text:span text:style-name="T40">Finalizado el trámite </text:span><text:span text:style-name="T46">previo </text:span><text:span text:style-name="T40">de recogida de la opinión de las organizaciones o asociaciones reconocidas por Ley que agrupen o representen a las personas cuyos derechos o intereses legítimos se vieren afectados por la norma y cuyos fines guarden relación directa con su objeto, en relación </text:span>a la <text:span text:style-name="T41">aprobación </text:span><text:span text:style-name="T42">de </text:span><text:span text:style-name="T43">la</text:span><text:span text:style-name="T42"> </text:span><text:span text:style-name="T44">o</text:span><text:span text:style-name="T42">rdenanza </text:span><text:span text:style-name="T44">g</text:span><text:span text:style-name="T45">eneral</text:span><text:span text:style-name="T42"> de </text:span><text:span text:style-name="T44">s</text:span><text:span text:style-name="T42">ubvenciones </text:span><text:span text:style-name="T26">$$DEL_AYTO$$ $$TRATAMIENTO_AYTO$$ $$NOMBRE_AYTO$$, </text:span></text:p>
      <text:p text:style-name="P25"><text:span text:style-name="T15">[En caso de que no hubiese habido ningún trámite previo de participación]</text:span>En virtud del artículo 133.4 de la Ley 39/2015, de 1 de octubre, del Procedimiento Administrativo Común de las Administraciones Públicas, se prescindió de los trámites de consulta, audiencia e información pública debido a los siguientes motivos:</text:p>
      <text:p text:style-name="P26">$$MOTIVOS_NOPART$$</text:p>
      <text:p text:style-name="P7">Visto el informe de Secretaría de fecha $$F_F_ISE$$.</text:p>
      <text:p text:style-name="P17"><text:span text:style-name="T10">E</text:span><text:span text:style-name="T6">n virtud de las atribuciones conferidas </text:span><text:span text:style-name="T8">al Pleno $$DEL_AYTO$$ $$AYUNTAMIENTO$$</text:span><text:span text:style-name="T6"> por el artículo 49 de la Ley 7/1985, de 2 de abril, </text:span><text:span text:style-name="T9">R</text:span><text:span text:style-name="T6">eguladora de las Bases del Régimen Local, </text:span><text:span text:style-name="T19">[en caso de que la Entidad Local cuente con Comisión Informativa]</text:span><text:span text:style-name="T10">y d</text:span><text:span text:style-name="T6">e acuerdo con el </text:span><text:span text:style-name="T7">d</text:span><text:span text:style-name="T6">ictamen favorable de la Comisión Informativa,</text:span></text:p>
      <text:p text:style-name="P7"/>
      <text:p text:style-name="P12">A<text:span text:style-name="T14">CUERD</text:span><text:span text:style-name="T34">O</text:span></text:p>
      <text:p text:style-name="P13"/>
      <text:p text:style-name="P9"><text:span text:style-name="T28">PRIMERO</text:span>.- La aprobación inicial de la <text:span text:style-name="T34">o</text:span>rdenanza <text:span text:style-name="T34">g</text:span><text:span text:style-name="T23">eneral reguladora</text:span> de <text:span text:style-name="T23">las </text:span><text:span text:style-name="T34">s</text:span>ubvenciones.</text:p>
      <text:p text:style-name="P19">[Transcribir el texto de la ordenanza]</text:p>
      <text:p text:style-name="P11"><text:soft-page-break/><text:span text:style-name="T28">SEGUNDO</text:span>.- <text:span text:style-name="T37">Exponer el acuerdo provisional adoptado en el</text:span><text:span text:style-name="T38"> tablón de anuncios de </text:span><text:span text:style-name="T39">$$ESTE_ART$$ $$AYUNTAMIENTO$$</text:span><text:span text:style-name="T38">, durante el plazo de 30 días hábiles, </text:span><text:span text:style-name="T37">dentro de los cuales los interesados podrán examinar el expediente y presentar las reclamaciones que estimen oportunas.</text:span></text:p>
      <text:p text:style-name="P14">Publicar el anuncio de exposición en el Boletín Oficial de la Provincia.</text:p>
      <text:p text:style-name="P9"><text:span text:style-name="T28">TERCERO</text:span>.- En caso de no presentarse reclamaciones ni sugerencias, la <text:span text:style-name="T34">o</text:span>rdenanza <text:span text:style-name="T34">g</text:span><text:span text:style-name="T23">eneral</text:span> de <text:span text:style-name="T34">s</text:span>ubvenciones se entenderá definitivamente aprobada. </text:p>
      <text:p text:style-name="P9"><text:span text:style-name="T28">CUARTO</text:span>.- Publicar los acuerdos definitivos y el texto íntegro de la <text:span text:style-name="T34">o</text:span>rdenanza aprobada en el Boletín Oficial de la <text:span text:style-name="T36">P</text:span>rovincia, en caso de no presentarse reclamaciones durante el período de exposición pública. </text:p>
      <text:p text:style-name="P10"><text:span text:style-name="T28">QUINTO</text:span>.- Que el acuerdo y el texto de la <text:span text:style-name="T34">o</text:span>rdenanza, definitivamente aprobado, se comunique a la Administración del Estado y de la Comunidad Autónoma en cumplimiento de lo dispuesto en el artículo 65 y 70.2 de la Ley 7/1985, de 2 de abril.</text:p>
      <text:p text:style-name="P15"><text:span text:style-name="T5">SEXTO</text:span><text:span text:style-name="T1">.- La </text:span><text:span text:style-name="T4">o</text:span><text:span text:style-name="T1">rdenanza </text:span><text:span text:style-name="T4">g</text:span><text:span text:style-name="T2">eneral</text:span><text:span text:style-name="T1"> de </text:span><text:span text:style-name="T4">s</text:span><text:span text:style-name="T1">ubvenciones entrará en vigor transcurridos 15 días </text:span><text:span text:style-name="T3">hábiles </text:span><text:span text:style-name="T1">desde la recepción del acuerdo remitido conforme al punto Cuarto del presente acuerdo, en cumplimiento del artículo 70.2 de la Ley 7/1985, de 2 de abril.</text:span></text:p>
      <text:p text:style-name="P21"/>
      <text:p text:style-name="P23"><text:span text:style-name="Fuente_20_de_20_párrafo_20_predeter."><text:span text:style-name="T32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30"><text:text-input text:description="JOOScript">${(FIRMANTES_FDO_AUXILIAR)!}</text:text-input></text:span></text:span><text:span text:style-name="T33"><text:s/></text:span><text:span text:style-name="Fuente_20_de_20_párrafo_20_predeter."><text:span text:style-name="T31"><text:text-input text:description="JOOScript">${(FIRMANTES_AUXILIAR)!}</text:text-input></text:span></text:span><text:span text:style-name="Fuente_20_de_20_párrafo_20_predeter."><text:span text:style-name="T31"><text:s/></text:span></text:span></text:p>
      <text:p text:style-name="P22"><text:span text:style-name="Fuente_20_de_20_párrafo_20_predeter."><text:span text:style-name="T29"><text:text-input text:description="JOOScript">${(FIRMANTE_DELEGACION_AUXILIAR)!}</text:text-input></text:span></text:span><text:span text:style-name="Fuente_20_de_20_párrafo_20_predeter."><text:span text:style-name="T29"><text:s/></text:span></text:span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3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1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50</meta:editing-cycles>
    <meta:creation-date>2019-09-12T08:50:52.807000000</meta:creation-date>
    <meta:editing-duration>P1DT7H53M45S</meta:editing-duration>
    <meta:generator>LibreOffice/7.0.2.2$Windows_X86_64 LibreOffice_project/8349ace3c3162073abd90d81fd06dcfb6b36b994</meta:generator>
    <dc:date>2021-03-04T15:30:16.549000000</dc:date>
    <meta:document-statistic meta:table-count="0" meta:image-count="0" meta:object-count="0" meta:page-count="2" meta:paragraph-count="30" meta:word-count="585" meta:character-count="4098" meta:non-whitespace-character-count="3540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